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top" draw:auto-grow-height="false" fo:min-height="2.839cm" fo:min-width="13.49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19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0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1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2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23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4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5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righ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6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7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8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9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horizontal-align="righ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0" style:family="graphic" style:parent-style-name="objectwithoutfill" style:list-style-name="L1">
      <style:graphic-properties draw:stroke="dash" draw:stroke-dash="Long_20_Dash" svg:stroke-width="0.035cm" svg:stroke-color="#000000" draw:marker-start="Arrowheads_20_13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1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2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lef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3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4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5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6" style:family="graphic" style:parent-style-name="objectwithoutfill" style:list-style-name="L1">
      <style:graphic-properties draw:stroke="dash" draw:stroke-dash="Long_20_Dash" svg:stroke-width="0.035cm" svg:stroke-color="#000000" draw:marker-start="Arrowheads_20_13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7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8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39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40" style:family="graphic">
      <style:graphic-properties style:writing-mode="lr-tb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5cm" fo:min-width="0.15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7" style:family="graphic" style:parent-style-name="objectwithoutfill">
      <style:graphic-properties draw:stroke="dash" draw:stroke-dash="Dot_20__28_Rounded_29_" svg:stroke-width="0.051cm" svg:stroke-color="#000000" draw:marker-start-width="0.279cm" draw:marker-end-width="0.279cm" svg:stroke-linecap="round" draw:fill="none" draw:textarea-vertical-align="middle" fo:padding-top="0.025cm" fo:padding-bottom="0.787cm" fo:padding-left="0.275cm" fo:padding-right="0.275cm" draw:shadow="hidden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50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086cm" fo:min-width="2.10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086cm" fo:min-width="2.10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 fo:background-color="#ffffff" style:font-size-asian="8pt" style:font-size-complex="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111111" loext:opacity="100%" fo:font-size="8pt" fo:background-color="#ffffff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11111" loext:opacity="100%" fo:font-size="8pt" fo:background-color="#ffffff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111111" loext:opacity="100%" fo:font-size="8pt" fo:background-color="#ffffff" style:font-size-asian="8pt" style:font-size-complex="8pt"/>
    </style:style>
    <style:style style:name="P12" style:family="paragraph">
      <style:paragraph-properties fo:margin-left="0.152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.152cm"/>
    </style:style>
    <style:style style:name="P17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fo:background-color="#ffffff" style:font-size-asian="8pt" style:font-size-complex="8pt"/>
    </style:style>
    <style:style style:name="T4" style:family="text">
      <style:text-properties fo:color="#111111" loext:opacity="100%" fo:font-size="8pt" fo:background-color="#ffffff" style:font-size-asian="8pt" style:font-size-complex="8pt"/>
    </style:style>
    <style:style style:name="T5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#ffffff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1.636cm" svg:y="5.2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1.953cm" svg:y="5.57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ster Image Sources </text:span><text:span text:style-name="T2">(Maxar,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8cm" svg:height="1.905cm" svg:x="6.962cm" svg:y="3.2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Drone Tasking Mgr </text:span><text:span text:style-name="T2">(manage crowdsourced </text:span><text:span text:style-name="T2">imaging activitie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08cm" svg:height="1.905cm" svg:x="7.05cm" svg:y="9.3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pen </text:span><text:span text:style-name="T1">Aerial Map </text:span></text:p>
          <text:p text:style-name="P2"><text:span text:style-name="T2">(base aerial </text:span><text:span text:style-name="T2">imagery </text:span><text:span text:style-name="T2">repository, </text:span><text:span text:style-name="T2">mostly </text:span><text:span text:style-name="T2">drones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08cm" svg:height="1.905cm" svg:x="12.25cm" svg:y="14.1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Tasking Manager </text:span></text:p>
          <text:p text:style-name="P2"><text:span text:style-name="T2">(Manage Mapping Activities, Collaborative Mapping and Valida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1.905cm" svg:x="1.635cm" svg:y="13.20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ther Drone </text:span><text:span text:style-name="T1">Platforms </text:span><text:span text:style-name="T2">(OpenDroneMap, </text:span><text:span text:style-name="T2">DroneDeploy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5.08cm" svg:height="1.905cm" svg:x="12.267cm" svg:y="18.86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Field Mapping  Tasking Manager </text:span></text:p>
          <text:p text:style-name="P2"><text:span text:style-name="T2">("in the field" collaborative gathering of feature details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5.08cm" svg:height="1.905cm" svg:x="21.4cm" svg:y="3.98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fAIr </text:span></text:p>
          <text:p text:style-name="P2"><text:span text:style-name="T2">(AI </text:span><text:span text:style-name="T2">predi</text:span><text:span text:style-name="T2">ctive </text:span><text:span text:style-name="T2">mapp</text:span><text:span text:style-name="T2">ing of </text:span><text:span text:style-name="T2">vecto</text:span><text:span text:style-name="T2">r </text:span><text:span text:style-name="T2">featur</text:span><text:span text:style-name="T2">es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5.08cm" svg:height="1.905cm" svg:x="21.4cm" svg:y="7.09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Export </text:span><text:span text:style-name="T1">Tool </text:span></text:p>
          <text:p text:style-name="P2"><text:span text:style-name="T2">(OSM data </text:span><text:span text:style-name="T2">access </text:span><text:span text:style-name="T2">batch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5.08cm" svg:height="1.905cm" svg:x="27.75cm" svg:y="5.54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 </text:span><text:span text:style-name="T1">Humanitarian Data </text:span><text:span text:style-name="T1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5.08cm" svg:height="1.905cm" svg:x="21.41cm" svg:y="13.43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penStreet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5.08cm" svg:height="1.905cm" svg:x="25.21cm" svg:y="16.68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Underpass </text:span></text:p>
          <text:p text:style-name="P2"><text:span text:style-name="T2">(high speed data loader / also provides data quality scripts and UI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93cm" svg:height="3.023cm" svg:x="26.44cm" svg:y="20.3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w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2" draw:id="id12" draw:layer="layout" svg:width="5.08cm" svg:height="1.905cm" svg:x="26.717cm" svg:y="21.13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w Data St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0" draw:id="id10" draw:layer="layout" svg:width="5.08cm" svg:height="1.905cm" svg:x="34.275cm" svg:y="21.046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API </text:span></text:p>
          <text:p text:style-name="P2"><text:span text:style-name="T2">(OSM data access realtime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9" draw:id="id9" draw:layer="layout" svg:width="5.08cm" svg:height="1.905cm" svg:x="29.872cm" svg:y="12.32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MapSwipe </text:span></text:p>
          <text:p text:style-name="P2"><text:span text:style-name="T2">(map validation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5.08cm" svg:height="1.905cm" svg:x="16.112cm" svg:y="9.89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hSome Now API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draw:type="line" svg:x1="3.477cm" svg:y1="7.48cm" svg:x2="7.05cm" svg:y2="10.309cm" draw:start-shape="id1" draw:start-glue-point="6" draw:end-shape="id2" draw:end-glue-point="3" svg:d="M3477 7480l3573 2829" svg:viewBox="0 0 3574 2830">
          <text:p text:style-name="P5"><text:span text:style-name="T3">open license </text:span></text:p>
          <text:p text:style-name="P5"><text:span text:style-name="T3">d raw satellite</text:span></text:p>
          <text:p text:style-name="P5"><text:span text:style-name="T3">Imagery</text:span></text:p>
        </draw:connector>
        <draw:connector draw:style-name="gr19" draw:text-style-name="P6" draw:layer="layout" draw:type="line" svg:x1="2.475cm" svg:y1="13.207cm" svg:x2="7.05cm" svg:y2="10.309cm" draw:end-shape="id2" draw:end-glue-point="3" svg:d="M2475 13207l4575-2898" svg:viewBox="0 0 4576 2899">
          <text:p text:style-name="P5"><text:span text:style-name="T3">drone images</text:span></text:p>
        </draw:connector>
        <draw:connector draw:style-name="gr20" draw:text-style-name="P6" draw:layer="layout" draw:type="line" svg:x1="9.502cm" svg:y1="5.162cm" svg:x2="9.59cm" svg:y2="9.357cm" draw:start-shape="id3" draw:start-glue-point="2" draw:end-shape="id2" draw:end-glue-point="0" svg:d="M9502 5162l88 4195" svg:viewBox="0 0 89 4196">
          <text:p text:style-name="P5"><text:span text:style-name="T3">drone images</text:span></text:p>
        </draw:connector>
        <draw:connector draw:style-name="gr21" draw:text-style-name="P7" draw:layer="layout" svg:x1="9.59cm" svg:y1="11.262cm" svg:x2="13.774cm" svg:y2="14.15cm" draw:start-shape="id2" draw:start-glue-point="2" draw:end-shape="id4" draw:end-glue-point="5" svg:d="M9590 11262v1443h4184v1445" svg:viewBox="0 0 4185 2889">
          <text:p text:style-name="P5"><text:span text:style-name="T4">optimized  </text:span></text:p>
          <text:p text:style-name="P5"><text:span text:style-name="T4">images for </text:span></text:p>
          <text:p text:style-name="P5"><text:span text:style-name="T4">mapping</text:span></text:p>
        </draw:connector>
        <draw:connector draw:style-name="gr22" draw:text-style-name="P9" draw:layer="layout" draw:line-skew="-2.748cm" svg:x1="12.13cm" svg:y1="10.309cm" svg:x2="23.94cm" svg:y2="3.987cm" draw:start-shape="id2" draw:start-glue-point="1" draw:end-shape="id5" draw:end-glue-point="0" svg:d="M12130 10309h1887v-6841h9923v519" svg:viewBox="0 0 11811 6842">
          <text:p text:style-name="P8"><text:span text:style-name="T4">optimized  </text:span></text:p>
          <text:p text:style-name="P8"><text:span text:style-name="T4">images for </text:span></text:p>
          <text:p text:style-name="P8"><text:span text:style-name="T4">mapping</text:span></text:p>
        </draw:connector>
        <draw:connector draw:style-name="gr23" draw:text-style-name="P9" draw:layer="layout" svg:x1="23.94cm" svg:y1="7.097cm" svg:x2="27.75cm" svg:y2="6.497cm" draw:start-shape="id6" draw:start-glue-point="0" draw:end-shape="id7" draw:end-glue-point="3" svg:d="M23940 7097v-600h3810" svg:viewBox="0 0 3811 601">
          <text:p text:style-name="P8"><text:span text:style-name="T4">maps and features</text:span></text:p>
        </draw:connector>
        <draw:connector draw:style-name="gr24" draw:text-style-name="P9" draw:layer="layout" svg:x1="24.966cm" svg:y1="13.43cm" svg:x2="24.956cm" svg:y2="9.002cm" draw:start-shape="id8" draw:start-glue-point="4" draw:end-shape="id6" draw:end-glue-point="7" svg:d="M24966 13430v-2215h-10v-2213" svg:viewBox="0 0 11 4429">
          <text:p text:style-name="P8"><text:span text:style-name="T4">maps and features</text:span></text:p>
        </draw:connector>
        <draw:connector draw:style-name="gr25" draw:text-style-name="P9" draw:layer="layout" svg:x1="32.412cm" svg:y1="14.23cm" svg:x2="26.49cm" svg:y2="14.382cm" draw:start-shape="id9" draw:start-glue-point="2" draw:end-shape="id8" draw:end-glue-point="1" svg:d="M32412 14230v517h-4231v-365h-1691" svg:viewBox="0 0 5923 518">
          <text:p text:style-name="P8"><text:span text:style-name="T4"/></text:p>
          <text:p text:style-name="P8"><text:span text:style-name="T4"/></text:p>
          <text:p text:style-name="P8"><text:span text:style-name="T4">maps and features</text:span></text:p>
        </draw:connector>
        <draw:connector draw:style-name="gr26" draw:text-style-name="P7" draw:layer="layout" draw:line-skew="1.291cm" svg:x1="36.815cm" svg:y1="22.951cm" svg:x2="14.807cm" svg:y2="20.77cm" draw:start-shape="id10" draw:start-glue-point="2" draw:end-shape="id11" draw:end-glue-point="2" svg:d="M36815 22951v1808h-22008v-3989" svg:viewBox="0 0 22009 3990">
          <text:p text:style-name="P5"><text:span text:style-name="T5">maps and features</text:span></text:p>
        </draw:connector>
        <draw:connector draw:style-name="gr27" draw:text-style-name="P11" draw:layer="layout" svg:x1="34.275cm" svg:y1="21.998cm" svg:x2="31.797cm" svg:y2="22.087cm" draw:start-shape="id10" draw:start-glue-point="3" draw:end-shape="id12" draw:end-glue-point="1" svg:d="M34275 21998h-1239v89h-1239" svg:viewBox="0 0 2479 90">
          <text:p text:style-name="P10"><text:span text:style-name="T4">maps </text:span></text:p>
          <text:p text:style-name="P10"><text:span text:style-name="T4">and </text:span></text:p>
          <text:p text:style-name="P10"><text:span text:style-name="T4">features</text:span></text:p>
        </draw:connector>
        <draw:connector draw:style-name="gr28" draw:text-style-name="P9" draw:layer="layout" svg:x1="23.95cm" svg:y1="15.335cm" svg:x2="15.823cm" svg:y2="20.77cm" draw:start-shape="id8" draw:start-glue-point="2" draw:end-shape="id11" draw:end-glue-point="7" svg:d="M23950 15335v5952h-8127v-517" svg:viewBox="0 0 8128 5953">
          <text:p text:style-name="P8"><text:span text:style-name="T4">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uth. users</text:span></text:p>
        </draw:connector>
        <draw:connector draw:style-name="gr29" draw:text-style-name="P9" draw:layer="layout" svg:x1="17.347cm" svg:y1="19.817cm" svg:x2="22.934cm" svg:y2="15.335cm" draw:start-shape="id11" draw:start-glue-point="1" draw:end-shape="id8" draw:end-glue-point="6" svg:d="M17347 19817h5587v-4482" svg:viewBox="0 0 5588 4483">
          <text:p text:style-name="P8"><text:span text:style-name="T4">map</text:span></text:p>
          <text:p text:style-name="P8"><text:span text:style-name="T4">features</text:span></text:p>
        </draw:connector>
        <draw:connector draw:style-name="gr30" draw:text-style-name="P9" draw:layer="layout" svg:x1="12.267cm" svg:y1="19.817cm" svg:x2="12.25cm" svg:y2="15.102cm" draw:start-shape="id11" draw:start-glue-point="3" draw:end-shape="id4" draw:end-glue-point="3" svg:d="M12267 19817h-535v-4715h518" svg:viewBox="0 0 536 4716">
          <text:p text:style-name="P8"><text:span text:style-name="T4"/></text:p>
          <text:p text:style-name="P8"><text:span text:style-name="T4"/></text:p>
          <text:p text:style-name="P8"><text:span text:style-name="T4">Projects/Teams</text:span></text:p>
          <text:p text:style-name="P8"><text:span text:style-name="T4"> </text:span><text:span text:style-name="T4">Areas </text:span></text:p>
          <text:p text:style-name="P8"><text:span text:style-name="T4">Org Info </text:span></text:p>
          <text:p text:style-name="P8"><text:span text:style-name="T4">User Info</text:span></text:p>
        </draw:connector>
        <draw:connector draw:style-name="gr31" draw:text-style-name="P9" draw:layer="layout" svg:x1="17.636cm" svg:y1="11.795cm" svg:x2="15.806cm" svg:y2="14.15cm" draw:start-shape="id13" draw:start-glue-point="6" draw:end-shape="id4" draw:end-glue-point="4" svg:d="M17636 11795v1177h-1830v1178" svg:viewBox="0 0 1831 2356">
          <text:p text:style-name="P8"><text:span text:style-name="T4">maps and features</text:span></text:p>
        </draw:connector>
        <draw:connector draw:style-name="gr32" draw:text-style-name="P9" draw:layer="layout" svg:x1="21.4cm" svg:y1="4.939cm" svg:x2="14.79cm" svg:y2="14.15cm" draw:start-shape="id5" draw:start-glue-point="3" draw:end-shape="id4" draw:end-glue-point="0" svg:d="M21400 4939h-6610v9211" svg:viewBox="0 0 6611 9212">
          <text:p text:style-name="P8"><text:span text:style-name="T4">optimized  </text:span></text:p>
          <text:p text:style-name="P8"><text:span text:style-name="T4">images for </text:span></text:p>
          <text:p text:style-name="P8"><text:span text:style-name="T4">mapping</text:span></text:p>
        </draw:connector>
        <draw:connector draw:style-name="gr33" draw:text-style-name="P9" draw:layer="layout" svg:x1="22.934cm" svg:y1="13.43cm" svg:x2="17.33cm" svg:y2="15.102cm" draw:start-shape="id8" draw:start-glue-point="5" draw:end-shape="id4" draw:end-glue-point="1" svg:d="M22934 13430v-519h-3564v2191h-2040" svg:viewBox="0 0 5605 2192">
          <text:p text:style-name="P8"><text:span text:style-name="T4">auth. users</text:span></text:p>
        </draw:connector>
        <draw:connector draw:style-name="gr34" draw:text-style-name="P9" draw:layer="layout" svg:x1="26.734cm" svg:y1="18.592cm" svg:x2="28.241cm" svg:y2="21.135cm" draw:start-shape="id14" draw:start-glue-point="6" draw:end-shape="id12" draw:end-glue-point="5" svg:d="M26734 18592v1271h1507v1272" svg:viewBox="0 0 1508 2544">
          <text:p text:style-name="P8"><text:span text:style-name="T4">map changes</text:span></text:p>
        </draw:connector>
        <draw:connector draw:style-name="gr35" draw:text-style-name="P9" draw:layer="layout" svg:x1="24.966cm" svg:y1="15.335cm" svg:x2="27.75cm" svg:y2="16.687cm" draw:start-shape="id8" draw:start-glue-point="7" draw:end-shape="id14" draw:end-glue-point="0" svg:d="M24966 15335v675h2784v677" svg:viewBox="0 0 2785 1353">
          <text:p text:style-name="P8"><text:span text:style-name="T4"><text:tab/></text:span><text:span text:style-name="T4">map &amp; metadata changes (every minute)</text:span></text:p>
        </draw:connector>
        <draw:connector draw:style-name="gr36" draw:text-style-name="P9" draw:layer="layout" draw:line-skew="0cm 1.315cm" svg:x1="15.806cm" svg:y1="16.055cm" svg:x2="21.41cm" svg:y2="14.382cm" draw:start-shape="id4" draw:start-glue-point="7" draw:end-shape="id8" draw:end-glue-point="3" svg:d="M15806 16055v517h4879v-2190h725" svg:viewBox="0 0 5605 2191"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>Map features</text:span></text:p>
          <text:p text:style-name="P8"><text:span text:style-name="T4"><text:s/></text:span><text:span text:style-name="T4">(via mapping tools)</text:span></text:p>
        </draw:connector>
        <draw:connector draw:style-name="gr37" draw:text-style-name="P9" draw:layer="layout" svg:x1="23.95cm" svg:y1="13.43cm" svg:x2="21.192cm" svg:y2="10.842cm" draw:start-shape="id8" draw:start-glue-point="0" draw:end-shape="id13" draw:end-glue-point="1" svg:d="M23950 13430v-2588h-2758" svg:viewBox="0 0 2759 2589">
          <text:p text:style-name="P8"><text:span text:style-name="T4">mapping info</text:span></text:p>
        </draw:connector>
        <draw:connector draw:style-name="gr38" draw:text-style-name="P11" draw:layer="layout" svg:x1="37.831cm" svg:y1="21.046cm" svg:x2="26.48cm" svg:y2="8.049cm" draw:start-shape="id10" draw:start-glue-point="4" draw:end-shape="id6" draw:end-glue-point="1" svg:d="M37831 21046v-12997h-11351" svg:viewBox="0 0 11352 12998">
          <text:p text:style-name="P10"><text:span text:style-name="T4">maps and features</text:span></text:p>
        </draw:connector>
        <draw:connector draw:style-name="gr39" draw:text-style-name="P11" draw:layer="layout" svg:x1="39.355cm" svg:y1="21.998cm" svg:x2="26.48cm" svg:y2="4.939cm" draw:start-shape="id10" draw:start-glue-point="1" draw:end-shape="id5" draw:end-glue-point="1" svg:d="M39355 21998h518v-17059h-13393" svg:viewBox="0 0 13394 17060">
          <text:p text:style-name="P10"><text:span text:style-name="T4">maps and features</text:span></text:p>
        </draw:connector>
        <draw:g draw:style-name="gr40">
          <draw:polygon draw:style-name="gr41" draw:text-style-name="P13" draw:layer="layout" svg:width="2.539cm" svg:height="2.222cm" svg:x="13.065cm" svg:y="16.052cm" svg:viewBox="0 0 2540 2223" draw:points="2540,557 2540,2223 0,2223 0,0 2160,0">
            <text:p text:style-name="P12"><text:span text:style-name="T6">Some embedded mapping tools plus one desktop option (JOSM)</text:span></text:p>
          </draw:polygon>
          <draw:custom-shape draw:style-name="gr42" draw:text-style-name="P14" draw:layer="layout" svg:width="0.316cm" svg:height="0.462cm" svg:x="15.257cm" svg:y="16.09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40">
          <draw:polygon draw:style-name="gr43" draw:text-style-name="P13" draw:layer="layout" svg:width="3.492cm" svg:height="1.586cm" svg:x="30.209cm" svg:y="15.632cm" svg:viewBox="0 0 3493 1587" draw:points="3493,397 3493,1587 0,1587 0,0 2970,0">
            <text:p text:style-name="P12"><text:span text:style-name="T6">Underpass Data Quality UI will be available in TM via REACT Components</text:span></text:p>
          </draw:polygon>
          <draw:custom-shape draw:style-name="gr44" draw:text-style-name="P14" draw:layer="layout" svg:width="0.319cm" svg:height="0.264cm" svg:x="33.033cm" svg:y="27.08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40">
          <draw:polygon draw:style-name="gr45" draw:text-style-name="P13" draw:layer="layout" svg:width="3.809cm" svg:height="2.222cm" svg:x="30.527cm" svg:y="17.855cm" svg:viewBox="0 0 3810 2223" draw:points="3810,557 3810,2223 0,2223 0,0 3239,0">
            <text:p text:style-name="P12"><text:span text:style-name="T6">RAW Data Store Loading is coming soon. Currently Python Loading Script loads Raw Data Store from OSM map change files</text:span></text:p>
          </draw:polygon>
          <draw:custom-shape draw:style-name="gr46" draw:text-style-name="P14" draw:layer="layout" svg:width="0.319cm" svg:height="0.264cm" svg:x="40.988cm" svg:y="28.67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47" draw:text-style-name="P15" draw:layer="layout" svg:x1="28.305cm" svg:y1="20.078cm" svg:x2="30.527cm" svg:y2="19.125cm">
            <text:p/>
          </draw:line>
        </draw:g>
        <draw:g draw:style-name="gr40">
          <draw:polygon draw:style-name="gr48" draw:text-style-name="P13" draw:layer="layout" svg:width="3.826cm" svg:height="1.586cm" svg:x="37.83cm" svg:y="23.225cm" svg:viewBox="0 0 3827 1587" draw:points="3827,397 3827,1587 0,1587 0,0 3254,0">
            <text:p text:style-name="P12"><text:span text:style-name="T6">Within weeks download functions using this API will be available within Tasking Manager.</text:span></text:p>
          </draw:polygon>
          <draw:custom-shape draw:style-name="gr49" draw:text-style-name="P14" draw:layer="layout" svg:width="0.319cm" svg:height="0.264cm" svg:x="40.354cm" svg:y="25.79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50" draw:text-style-name="P17" draw:layer="layout" svg:width="5.08cm" svg:height="2.274cm" svg:x="1cm" svg:y="1cm">
          <draw:text-box>
            <text:p text:style-name="P16"><text:span text:style-name="T7">Information Flow</text:span><text:span text:style-name="T7"><text:line-break/></text:span><text:span text:style-name="T8">Tasking Manager</text:span><text:span text:style-name="T9"><text:line-break/></text:span><text:span text:style-name="T10">11</text:span><text:span text:style-name="T7">-Dec-2023 v1.0.0</text:span></text:p>
          </draw:text-box>
        </draw:frame>
        <draw:custom-shape draw:style-name="gr51" draw:text-style-name="P3" draw:layer="layout" svg:width="2.54cm" svg:height="1.27cm" svg:x="29.575cm" svg:y="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Hot Tools</text:span>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.54cm" svg:height="1.27cm" svg:x="32.75cm" svg:y="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ther Too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4-03-21T22:06:14.124238217</dc:date>
    <meta:editing-duration>P1DT10H5M38S</meta:editing-duration>
    <meta:editing-cycles>13</meta:editing-cycles>
    <meta:generator>LibreOffice/7.6.5.2$Linux_X86_64 LibreOffice_project/60$Build-2</meta:generator>
    <meta:document-statistic meta:object-count="55"/>
  </office:meta>
</office:document-meta>
</file>